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="http://www.w3.org/1999/xhtml" xmlns:xsi="http://www.w3.org/2001/XMLSchema-instance" xmlns:xsd="http://www.w3.org/2001/XMLSchema" xmlns:xforms="http://www.w3.org/2002/xforms" xmlns:dom="http://www.w3.org/2001/xml-events" xmlns:oooc="http://openoffice.org/2004/calc" xmlns:ooow="http://openoffice.org/2004/writer" xmlns:ooo="http://openoffice.org/2004/office" xmlns:script="urn:oasis:names:tc:opendocument:xmlns:script:1.0" xmlns:form="urn:oasis:names:tc:opendocument:xmlns:form:1.0" xmlns:math="http://www.w3.org/1998/Math/MathML" xmlns:dr3d="urn:oasis:names:tc:opendocument:xmlns:dr3d:1.0" xmlns:chart="urn:oasis:names:tc:opendocument:xmlns:chart:1.0" xmlns:svg="urn:oasis:names:tc:opendocument:xmlns:svg-compatible:1.0" xmlns:number="urn:oasis:names:tc:opendocument:xmlns:datastyle:1.0" xmlns:meta="urn:oasis:names:tc:opendocument:xmlns:meta:1.0" xmlns:dc="http://purl.org/dc/elements/1.1/" xmlns:xlink="http://www.w3.org/1999/xlink" xmlns:fo="urn:oasis:names:tc:opendocument:xmlns:xsl-fo-compatible:1.0" xmlns:draw="urn:oasis:names:tc:opendocument:xmlns:drawing:1.0" xmlns:table="urn:oasis:names:tc:opendocument:xmlns:table:1.0" xmlns:text="urn:oasis:names:tc:opendocument:xmlns:text:1.0" xmlns:style="urn:oasis:names:tc:opendocument:xmlns:style:1.0" office:version="1.0">
  <office:scripts/>
  <office:font-face-decls>
    <style:font-face svg:font-family="StarSymbol" style:name="StarSymbol"/>
    <style:font-face style:font-pitch="variable" style:font-family-generic="roman" svg:font-family="'DejaVu Sans'" style:name="DejaVu Sans"/>
    <style:font-face style:font-pitch="variable" style:font-family-generic="swiss" svg:font-family="'DejaVu Sans'" style:name="DejaVu Sans1"/>
    <style:font-face style:font-pitch="variable" style:font-family-generic="system" svg:font-family="'DejaVu Sans'" style:name="DejaVu Sans2"/>
  </office:font-face-decls>
  <office:automatic-styles>
    <style:style style:list-style-name="L1" style:parent-style-name="Text_20_body" style:family="paragraph" style:name="P1"/>
    <style:style style:parent-style-name="Standard" style:family="paragraph" style:name="P3">
      <style:paragraph-properties style:justify-single-word="false" fo:text-align="center"/>
    </style:style>
    <style:style style:parent-style-name="Standard" style:family="paragraph" style:name="P4">
      <style:paragraph-properties style:justify-single-word="false" fo:text-align="end"/>
    </style:style>
    <style:style style:parent-style-name="Standard" style:family="paragraph" style:name="P5">
      <style:paragraph-properties style:justify-single-word="false" fo:text-align="justify"/>
    </style:style>
    <style:style style:family="text" style:name="T1">
      <style:text-properties style:font-weight-complex="bold" style:font-weight-asian="bold" fo:font-weight="bold"/>
    </style:style>
    <style:style style:family="text" style:name="T2">
      <style:text-properties style:font-style-complex="italic" style:font-style-asian="italic" fo:font-style="italic"/>
    </style:style>
    <style:style style:family="text" style:name="T3">
      <style:text-properties style:text-underline-color="font-color" style:text-underline-width="auto" style:text-underline-style="solid"/>
    </style:style>
    <text:list-style style:name="L1">
      <text:list-level-style-bullet text:bullet-char="●" style:num-suffix="." text:style-name="Bullet_20_Symbols" text:level="1">
        <style:list-level-properties text:min-label-width="0.635cm" text:space-before="0.635cm"/>
        <style:text-properties style:font-name="StarSymbol"/>
      </text:list-level-style-bullet>
      <text:list-level-style-bullet text:bullet-char="○" style:num-suffix="." text:style-name="Bullet_20_Symbols" text:level="2">
        <style:list-level-properties text:min-label-width="0.635cm" text:space-before="1.27cm"/>
        <style:text-properties style:font-name="StarSymbol"/>
      </text:list-level-style-bullet>
      <text:list-level-style-bullet text:bullet-char="■" style:num-suffix="." text:style-name="Bullet_20_Symbols" text:level="3">
        <style:list-level-properties text:min-label-width="0.635cm" text:space-before="1.905cm"/>
        <style:text-properties style:font-name="StarSymbol"/>
      </text:list-level-style-bullet>
      <text:list-level-style-bullet text:bullet-char="●" style:num-suffix="." text:style-name="Bullet_20_Symbols" text:level="4">
        <style:list-level-properties text:min-label-width="0.635cm" text:space-before="2.54cm"/>
        <style:text-properties style:font-name="StarSymbol"/>
      </text:list-level-style-bullet>
      <text:list-level-style-bullet text:bullet-char="○" style:num-suffix="." text:style-name="Bullet_20_Symbols" text:level="5">
        <style:list-level-properties text:min-label-width="0.635cm" text:space-before="3.175cm"/>
        <style:text-properties style:font-name="StarSymbol"/>
      </text:list-level-style-bullet>
      <text:list-level-style-bullet text:bullet-char="■" style:num-suffix="." text:style-name="Bullet_20_Symbols" text:level="6">
        <style:list-level-properties text:min-label-width="0.635cm" text:space-before="3.81cm"/>
        <style:text-properties style:font-name="StarSymbol"/>
      </text:list-level-style-bullet>
      <text:list-level-style-bullet text:bullet-char="●" style:num-suffix="." text:style-name="Bullet_20_Symbols" text:level="7">
        <style:list-level-properties text:min-label-width="0.635cm" text:space-before="4.445cm"/>
        <style:text-properties style:font-name="StarSymbol"/>
      </text:list-level-style-bullet>
      <text:list-level-style-bullet text:bullet-char="○" style:num-suffix="." text:style-name="Bullet_20_Symbols" text:level="8">
        <style:list-level-properties text:min-label-width="0.635cm" text:space-before="5.08cm"/>
        <style:text-properties style:font-name="StarSymbol"/>
      </text:list-level-style-bullet>
      <text:list-level-style-bullet text:bullet-char="■" style:num-suffix="." text:style-name="Bullet_20_Symbols" text:level="9">
        <style:list-level-properties text:min-label-width="0.635cm" text:space-before="5.715cm"/>
        <style:text-properties style:font-name="StarSymbol"/>
      </text:list-level-style-bullet>
      <text:list-level-style-bullet text:bullet-char="●" style:num-suffix="." text:style-name="Bullet_20_Symbols" text:level="10">
        <style:list-level-properties text:min-label-width="0.635cm" text:space-before="6.35cm"/>
        <style:text-properties style:font-name="StarSymbol"/>
      </text:list-level-style-bullet>
    </text:list-style>
  </office:automatic-styles>
  <office:body>
    <office:text>
      <office:forms form:apply-design-mode="false" form:automatic-focus="false"/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ext:p text:style-name="Title">week</text:p>
      <text:h text:style-name="Heading_20_1" text:outline-level="1">s</text:h>
      <text:h text:style-name="Heading_20_1" text:outline-level="1">m</text:h>
      <text:h text:style-name="Heading_20_1" text:outline-level="1">t</text:h>
      <text:h text:style-name="Heading_20_1" text:outline-level="1">w</text:h>
      <text:h text:style-name="Heading_20_1" text:outline-level="1">t</text:h>
      <text:h text:style-name="Heading_20_1" text:outline-level="1">f</text:h>
      <text:h text:style-name="Heading_20_1" text:outline-level="1">sa</text:h>
    </office:text>
  </office:body>
</office:document-content>
</file>

<file path=styles.xml><?xml version="1.0" encoding="utf-8"?>
<!--
/*FreeMind - A Program for creating and viewing Mindmaps
 *Copyright (C) 2000-2008  Christian Foltin and others.
 *
 *See COPYING for Details
 *
 *This program is free software; you can redistribute it and/or
 *modify it under the terms of the GNU General Public License
 *as published by the Free Software Foundation; either version 2
 *of the License, or (at your option) any later version.
 *
 *This program is distributed in the hope that it will be useful,
 *but WITHOUT ANY WARRANTY; without even the implied warranty of
 *MERCHANTABILITY or FITNESS FOR A PARTICULAR PURPOSE.  See the
 *GNU General Public License for more details.
 *
 *You should have received a copy of the GNU General Public License
 *along with this program; if not, write to the Free Software
 *Foundation, Inc., 59 Temple Place - Suite 330, Boston, MA  02111-1307, USA.
 *
 */
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style:font-size-asian="12pt" style:language-asian="de" style:country-asian="DE" style:font-size-complex="12pt" style:language-complex="de" style:country-complex="D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ans" fo:font-size="12pt" style:font-name-asian="DejaVu Sans2" style:font-size-asian="12pt" style:language-asian="de" style:country-asian="DE" style:font-name-complex="DejaVu Sans2" style:font-size-complex="12pt" style:language-complex="de" style:country-complex="D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ejaVu Sans1" fo:font-size="14pt" style:font-name-asian="DejaVu Sans2" style:font-size-asian="14pt" style:font-name-complex="DejaVu Sans2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1">
        <style:list-level-properties text:min-label-distance="0.381cm"/>
      </text:outline-level-style>
      <text:outline-level-style text:level="2" style:num-format="1" text:display-levels="2">
        <style:list-level-properties text:min-label-distance="0.381cm"/>
      </text:outline-level-style>
      <text:outline-level-style text:level="3" style:num-format="1" text:display-levels="3">
        <style:list-level-properties text:min-label-distance="0.381cm"/>
      </text:outline-level-style>
      <text:outline-level-style text:level="4" style:num-format="1" text:display-levels="4">
        <style:list-level-properties text:min-label-distance="0.381cm"/>
      </text:outline-level-style>
      <text:outline-level-style text:level="5" style:num-format="1" text:display-levels="5">
        <style:list-level-properties text:min-label-distance="0.381cm"/>
      </text:outline-level-style>
      <text:outline-level-style text:level="6" style:num-format="1" text:display-levels="6">
        <style:list-level-properties text:min-label-distance="0.381cm"/>
      </text:outline-level-style>
      <text:outline-level-style text:level="7" style:num-format="1" text:display-levels="7">
        <style:list-level-properties text:min-label-distance="0.381cm"/>
      </text:outline-level-style>
      <text:outline-level-style text:level="8" style:num-format="1" text:display-levels="8">
        <style:list-level-properties text:min-label-distance="0.381cm"/>
      </text:outline-level-style>
      <text:outline-level-style text:level="9" style:num-format="1" text:display-levels="9">
        <style:list-level-properties text:min-label-distance="0.381cm"/>
      </text:outline-level-style>
      <text:outline-level-style text:level="10" style:num-format="1" text:display-levels="10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